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B700000071E6A4831387C6A5D3.png" manifest:media-type="image/png"/>
  <manifest:file-entry manifest:full-path="Pictures/10000000000002F20000007F241F027BA4879740.gif" manifest:media-type="image/gi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Taula1" style:family="table">
      <style:table-properties style:width="16.951cm" fo:margin-left="0.032cm" fo:margin-right="0.018cm" table:align="margins" style:writing-mode="lr-tb"/>
    </style:style>
    <style:style style:name="Taula1.A" style:family="table-column">
      <style:table-column-properties style:column-width="16.951cm" style:rel-column-width="65535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ula1.2" style:family="table-row">
      <style:table-row-properties style:min-row-height="0.639cm" fo:keep-together="auto"/>
    </style:style>
    <style:style style:name="Taula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Footnote">
      <style:paragraph-properties fo:padding="0cm" fo:border="none" style:snap-to-layout-grid="false"/>
      <style:text-properties officeooo:paragraph-rsid="002e1fcc"/>
    </style:style>
    <style:style style:name="P2" style:family="paragraph" style:parent-style-name="Footnote">
      <style:paragraph-properties fo:padding="0cm" fo:border="none"/>
      <style:text-properties fo:font-size="8pt" officeooo:paragraph-rsid="002e1fcc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fo:font-size="8pt" officeooo:paragraph-rsid="002e1fcc" style:font-size-asian="8pt" style:font-size-complex="8pt"/>
    </style:style>
    <style:style style:name="P4" style:family="paragraph" style:parent-style-name="Footnote">
      <style:paragraph-properties fo:text-align="end" style:justify-single-word="false" fo:padding="0cm" fo:border="none" style:snap-to-layout-grid="false"/>
      <style:text-properties officeooo:paragraph-rsid="002e1fcc"/>
    </style:style>
    <style:style style:name="P5" style:family="paragraph" style:parent-style-name="Standard">
      <style:paragraph-properties fo:text-align="end" style:justify-single-word="false"/>
      <style:text-properties officeooo:paragraph-rsid="002e1fcc"/>
    </style:style>
    <style:style style:name="P6" style:family="paragraph" style:parent-style-name="Standard">
      <style:text-properties officeooo:paragraph-rsid="002e1fcc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officeooo:paragraph-rsid="002c3669"/>
    </style:style>
    <style:style style:name="P8" style:family="paragraph" style:parent-style-name="Standard">
      <style:text-properties style:font-name="Arial" officeooo:paragraph-rsid="002c3669"/>
    </style:style>
    <style:style style:name="P9" style:family="paragraph" style:parent-style-name="Standard">
      <style:text-properties style:font-name="Arial1" officeooo:rsid="0006fbf0" officeooo:paragraph-rsid="009e1eb3"/>
    </style:style>
    <style:style style:name="P10" style:family="paragraph" style:parent-style-name="Standard">
      <style:text-properties style:font-name="Arial1" style:text-underline-style="solid" style:text-underline-width="auto" style:text-underline-color="font-color" officeooo:rsid="001466a7" officeooo:paragraph-rsid="009e1eb3"/>
    </style:style>
    <style:style style:name="P11" style:family="paragraph" style:parent-style-name="Standard">
      <style:text-properties style:font-name="Arial1" fo:font-style="italic" fo:font-weight="bold" officeooo:rsid="001272f7" officeooo:paragraph-rsid="009e1eb3" style:font-style-asian="italic" style:font-weight-asian="bold" style:font-style-complex="italic" style:font-weight-complex="bold"/>
    </style:style>
    <style:style style:name="P12" style:family="paragraph" style:parent-style-name="Standard">
      <style:text-properties style:font-name="Arial1" fo:font-style="italic" fo:font-weight="bold" officeooo:rsid="0010b7b2" officeooo:paragraph-rsid="009e1eb3" style:font-style-asian="italic" style:font-weight-asian="bold" style:font-style-complex="italic" style:font-weight-complex="bold"/>
    </style:style>
    <style:style style:name="P13" style:family="paragraph" style:parent-style-name="Standard">
      <style:text-properties style:font-name="Arial1" fo:font-style="italic" fo:font-weight="bold" officeooo:rsid="00133012" officeooo:paragraph-rsid="009e1eb3" style:font-style-asian="italic" style:font-weight-asian="bold" style:font-style-complex="italic" style:font-weight-complex="bold"/>
    </style:style>
    <style:style style:name="P14" style:family="paragraph" style:parent-style-name="Standard">
      <style:text-properties style:font-name="Arial1" fo:font-style="italic" fo:font-weight="bold" officeooo:rsid="0006fbf0" officeooo:paragraph-rsid="009e1eb3" style:font-style-asian="italic" style:font-weight-asian="bold" style:font-style-complex="italic" style:font-weight-complex="bold"/>
    </style:style>
    <style:style style:name="P15" style:family="paragraph" style:parent-style-name="Standard">
      <style:text-properties style:font-name="Arial1" fo:font-style="italic" fo:font-weight="bold" officeooo:rsid="000defb1" officeooo:paragraph-rsid="009e1eb3" style:font-style-asian="italic" style:font-weight-asian="bold" style:font-style-complex="italic" style:font-weight-complex="bold"/>
    </style:style>
    <style:style style:name="P16" style:family="paragraph" style:parent-style-name="Standard">
      <style:text-properties style:font-name="Arial1" officeooo:rsid="001272f7" officeooo:paragraph-rsid="009e1eb3"/>
    </style:style>
    <style:style style:name="P17" style:family="paragraph" style:parent-style-name="Standard">
      <style:text-properties style:font-name="Arial1" officeooo:rsid="0010b7b2" officeooo:paragraph-rsid="009e1eb3"/>
    </style:style>
    <style:style style:name="P18" style:family="paragraph" style:parent-style-name="Standard">
      <style:text-properties style:font-name="Arial1" officeooo:rsid="00133012" officeooo:paragraph-rsid="009e1eb3"/>
    </style:style>
    <style:style style:name="P19" style:family="paragraph" style:parent-style-name="Standard">
      <style:text-properties style:font-name="Arial1" officeooo:rsid="000aa463" officeooo:paragraph-rsid="009e1eb3"/>
    </style:style>
    <style:style style:name="P20" style:family="paragraph" style:parent-style-name="Standard">
      <style:text-properties style:font-name="Arial1" fo:font-weight="bold" officeooo:rsid="000defb1" officeooo:paragraph-rsid="009e1eb3" style:font-weight-asian="bold" style:font-weight-complex="bold"/>
    </style:style>
    <style:style style:name="P21" style:family="paragraph" style:parent-style-name="Standard">
      <style:text-properties style:font-name="Arial1" fo:font-weight="normal" officeooo:rsid="000aa463" officeooo:paragraph-rsid="009e1eb3" style:font-weight-asian="normal" style:font-weight-complex="normal"/>
    </style:style>
    <style:style style:name="P22" style:family="paragraph" style:parent-style-name="Standard">
      <style:text-properties fo:color="#ce181e" loext:opacity="100%" style:font-name="Arial1" fo:font-size="12pt" fo:font-style="italic" fo:font-weight="normal" officeooo:rsid="000aa463" officeooo:paragraph-rsid="009e281f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text-properties fo:color="#ce181e" loext:opacity="100%" style:font-name="Arial1" officeooo:rsid="00225227" officeooo:paragraph-rsid="009e281f"/>
    </style:style>
    <style:style style:name="P24" style:family="paragraph" style:parent-style-name="Standard">
      <style:text-properties fo:color="#ce181e" loext:opacity="100%" style:font-name="Arial1" officeooo:paragraph-rsid="009e281f"/>
    </style:style>
    <style:style style:name="P25" style:family="paragraph" style:parent-style-name="Standard">
      <style:text-properties style:font-name="Arial1" fo:font-weight="bold" officeooo:rsid="002401e3" officeooo:paragraph-rsid="009e281f" style:font-weight-asian="bold" style:font-weight-complex="bold"/>
    </style:style>
    <style:style style:name="P26" style:family="paragraph" style:parent-style-name="Standard">
      <style:text-properties style:font-name="Arial1" fo:font-weight="bold" officeooo:rsid="0025d2b0" officeooo:paragraph-rsid="009e281f" style:font-weight-asian="bold" style:font-weight-complex="bold"/>
    </style:style>
    <style:style style:name="P27" style:family="paragraph" style:parent-style-name="Standard">
      <style:text-properties style:font-name="Arial1" fo:font-weight="bold" officeooo:rsid="00267db3" officeooo:paragraph-rsid="009e281f" style:font-weight-asian="bold" style:font-weight-complex="bold"/>
    </style:style>
    <style:style style:name="P28" style:family="paragraph" style:parent-style-name="Standard">
      <style:text-properties style:font-name="Arial1" fo:font-weight="normal" officeooo:rsid="00267db3" officeooo:paragraph-rsid="009e281f" style:font-weight-asian="normal" style:font-weight-complex="normal"/>
    </style:style>
    <style:style style:name="P29" style:family="paragraph" style:parent-style-name="Standard" style:list-style-name="L1">
      <style:text-properties style:font-name="Arial1" fo:font-weight="normal" officeooo:rsid="0025d2b0" officeooo:paragraph-rsid="009e281f" style:font-weight-asian="normal" style:font-weight-complex="normal"/>
    </style:style>
    <style:style style:name="P30" style:family="paragraph" style:parent-style-name="Standard">
      <style:text-properties style:font-name="Arial1" officeooo:rsid="00225227" officeooo:paragraph-rsid="009e281f"/>
    </style:style>
    <style:style style:name="P31" style:family="paragraph" style:parent-style-name="Standard">
      <style:text-properties style:font-name="Arial1" officeooo:rsid="002443f7" officeooo:paragraph-rsid="009e281f"/>
    </style:style>
    <style:style style:name="P32" style:family="paragraph" style:parent-style-name="Standard">
      <style:text-properties style:font-name="Arial1" officeooo:paragraph-rsid="009e281f"/>
    </style:style>
    <style:style style:name="P33" style:family="paragraph" style:parent-style-name="Standard" style:list-style-name="L1">
      <style:text-properties officeooo:rsid="00267db3" officeooo:paragraph-rsid="009e281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89cfd3"/>
    </style:style>
    <style:style style:name="T3" style:family="text">
      <style:text-properties fo:color="#000000" loext:opacity="100%" fo:font-size="10pt" style:text-underline-style="none" fo:font-weight="bold" officeooo:rsid="00100393" style:font-size-asian="10pt" style:font-weight-asian="bold" style:font-name-complex="Arial1" style:font-size-complex="10pt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ize="10pt" fo:font-weight="bold" officeooo:rsid="00100393" style:font-size-asian="10pt" style:font-weight-asian="bold" style:font-name-complex="Arial1" style:font-size-complex="10pt" style:font-weight-complex="bold"/>
    </style:style>
    <style:style style:name="T6" style:family="text">
      <style:text-properties fo:font-size="10pt" fo:font-weight="bold" style:font-size-asian="10pt" style:font-weight-asian="bold" style:font-name-complex="Arial1" style:font-size-complex="10pt" style:font-weight-complex="bold"/>
    </style:style>
    <style:style style:name="T7" style:family="text">
      <style:text-properties fo:font-size="10pt" fo:font-weight="bold" officeooo:rsid="00100393" style:font-size-asian="10pt" style:font-weight-asian="bold" style:font-name-complex="Arial1" style:font-size-complex="10pt" style:font-weight-complex="bold"/>
    </style:style>
    <style:style style:name="T8" style:family="text">
      <style:text-properties fo:font-size="14pt" fo:font-style="normal" style:text-underline-style="none" officeooo:rsid="007d8497" style:font-size-asian="14pt" style:font-style-asian="normal" style:font-size-complex="14pt" style:font-style-complex="normal"/>
    </style:style>
    <style:style style:name="T9" style:family="text">
      <style:text-properties fo:font-size="14pt" fo:font-style="normal" style:text-underline-style="none" officeooo:rsid="0015e1cd" style:font-size-asian="14pt" style:font-style-asian="normal" style:font-size-complex="14pt" style:font-style-complex="normal"/>
    </style:style>
    <style:style style:name="T10" style:family="text">
      <style:text-properties fo:font-size="14pt" fo:font-weight="bold" officeooo:rsid="002401e3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25d2b0" style:font-size-asian="14pt" style:font-weight-asian="bold" style:font-size-complex="14pt" style:font-weight-complex="bold"/>
    </style:style>
    <style:style style:name="T12" style:family="text">
      <style:text-properties officeooo:rsid="0015e1cd"/>
    </style:style>
    <style:style style:name="T13" style:family="text">
      <style:text-properties officeooo:rsid="001272f7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1466a7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078b52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25d2b0" style:font-style-asian="italic" style:font-weight-asian="bold" style:font-style-complex="italic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25d2b0" style:font-style-asian="italic" style:font-style-complex="italic"/>
    </style:style>
    <style:style style:name="T20" style:family="text">
      <style:text-properties officeooo:rsid="001466a7"/>
    </style:style>
    <style:style style:name="T21" style:family="text">
      <style:text-properties officeooo:rsid="000defb1"/>
    </style:style>
    <style:style style:name="T22" style:family="text">
      <style:text-properties officeooo:rsid="0025d2b0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67db3" style:font-weight-asian="normal" style:font-weight-complex="normal"/>
    </style:style>
    <style:style style:name="T25" style:family="text">
      <style:text-properties style:font-name="Arial1" fo:font-weight="normal" style:font-weight-asian="normal" style:font-weight-complex="normal"/>
    </style:style>
    <style:style style:name="T26" style:family="text">
      <style:text-properties style:font-name="Arial1" fo:font-weight="normal" officeooo:rsid="0025d2b0" style:font-weight-asian="normal" style:font-weight-complex="normal"/>
    </style:style>
    <style:style style:name="T27" style:family="text">
      <style:text-properties officeooo:rsid="002443f7"/>
    </style:style>
    <style:style style:name="T28" style:family="text">
      <style:text-properties fo:color="#0066b3" loext:opacity="100%"/>
    </style:style>
    <style:style style:name="T29" style:family="text">
      <style:text-properties fo:color="#0066b3" loext:opacity="100%" officeooo:rsid="00267db3"/>
    </style:style>
    <style:style style:name="T30" style:family="text">
      <style:text-properties fo:color="#0066b3" loext:opacity="100%" fo:font-weight="bold" officeooo:rsid="00267db3" style:font-weight-asian="bold" style:font-weight-complex="bold"/>
    </style:style>
    <style:style style:name="T31" style:family="text">
      <style:text-properties officeooo:rsid="00267db3"/>
    </style:style>
    <style:style style:name="T32" style:family="text">
      <style:text-properties officeooo:rsid="0023efb0"/>
    </style:style>
    <style:style style:name="T33" style:family="text">
      <style:text-properties officeooo:rsid="00229bde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7"><text:span text:style-name="T6">Mòdul </text:span><text:span text:style-name="T3">6 – Accés a dades</text:span></text:p>
          </table:table-cell>
        </table:table-row>
        <table:table-row table:style-name="Taula1.2">
          <table:table-cell table:style-name="Taula1.A2" office:value-type="string">
            <text:p text:style-name="P7"><text:span text:style-name="T7">2</text:span><text:span text:style-name="T5">n <text:s text:c="2"/></text:span><text:span text:style-name="T6">CFGS Desenvolupament d'Aplicacions Multiplataforma</text:span></text:p>
          </table:table-cell>
        </table:table-row>
      </table:table>
      <text:p text:style-name="P8"/>
      <text:p text:style-name="P32"><text:span text:style-name="T10">MongoDB. Funció Aggregate. Exercicis introductoris </text:span><text:span text:style-name="T11">d’exemple</text:span></text:p>
      <text:p text:style-name="P25"/>
      <text:p text:style-name="P26"><text:span text:style-name="T23">A més de la </text:span><text:span text:style-name="T24">funció</text:span><text:span text:style-name="T23"> </text:span><text:span text:style-name="T18">find</text:span><text:span text:style-name="T23"> i de les </text:span><text:span text:style-name="T24">funcions</text:span><text:span text:style-name="T23"> i operadors necessaris per a fer consultes geolocalitzades, hi ha un altre tipus de consultes que requereixen múltiples passos: la </text:span><text:span text:style-name="T24">funció</text:span><text:span text:style-name="T23"> </text:span><text:span text:style-name="T18">aggregate</text:span></text:p>
      <text:p text:style-name="P25"/>
      <text:p text:style-name="P28">Es tracta d’una instrucció en cascada en què <text:span text:style-name="T22">cada pas agafa com a entrada la sortida del pas anterior, la modifica convenientment i la dóna com a sortida del pas actual. </text:span></text:p>
      <text:p text:style-name="P28"><text:span text:style-name="T22">Per als qui coneixeu </text:span><text:span text:style-name="T17">bash</text:span><text:span text:style-name="T22"> o el </text:span><text:span text:style-name="T17">cmd</text:span><text:span text:style-name="T22"> de Windows, funciona com un </text:span><text:span text:style-name="T19">pipe</text:span><text:span text:style-name="T22">. Exemples: </text:span></text:p>
      <text:list xml:id="list210020112" text:style-name="L1">
        <text:list-item>
          <text:p text:style-name="P29">ls -1 /etc | sort -r | head -15</text:p>
        </text:list-item>
        <text:list-item>
          <text:p text:style-name="P33"><text:span text:style-name="T26">d</text:span><text:span text:style-name="T25">ir /s | more</text:span></text:p>
        </text:list-item>
      </text:list>
      <text:p text:style-name="P25"/>
      <text:p text:style-name="P27">Vegem uns exemples d’ús de la funció aggregate:</text:p>
      <text:p text:style-name="P30"/>
      <text:p text:style-name="P30"><text:span text:style-name="T27">1) </text:span>A cada país, quantes ciutats hi ha?</text:p>
      <text:p text:style-name="P30"><text:span text:style-name="T28">-- </text:span><text:span text:style-name="T29">agrupació per país i ordenació</text:span><text:span text:style-name="T31"> </text:span></text:p>
      <text:p text:style-name="P24">db.cities.aggregate([</text:p>
      <text:p text:style-name="P24"><text:s text:c="4"/>{$group: {_id: "$country", qnt:{$sum: 1}}}</text:p>
      <text:p text:style-name="P24"><text:s text:c="4"/>])</text:p>
      <text:p text:style-name="P24"><text:s text:c="4"/>.sort({qnt:-1, _id:1})</text:p>
      <text:p text:style-name="P32"/>
      <text:p text:style-name="P30"><text:span text:style-name="T27">2) </text:span>Calcular la superfície de la Terra (excepte els mars)</text:p>
      <text:p text:style-name="P30"><text:span text:style-name="T28">-- </text:span><text:span text:style-name="T29">agrupació global, per a disposar dels operadors d’agregació (similar al SQL)</text:span></text:p>
      <text:p text:style-name="P23">db.countries.aggregate([ <text:s text:c="3"/>// <text:span text:style-name="T32">si el group és tota la taula, al _id podem posar-hi un literal:</text:span></text:p>
      <text:p text:style-name="P23"><text:s text:c="4"/>{$group: {_id: "terra", superficie: {$sum: "$area"}}}</text:p>
      <text:p text:style-name="P23"><text:s text:c="4"/>])</text:p>
      <text:p text:style-name="P24"/>
      <text:p text:style-name="P31">3) Mostrar per cada país el nom del país i la quantitat de ciutats que hi ha. En un nou atribut país, que hi hagi la informació referent al país. Ordenar-ho per quantitat de ciutats (primer el país amb més ciutats) i pel nom del país i crear amb aquestes dades una nova collection.</text:p>
      <text:p text:style-name="P30"><text:span text:style-name="T28">-- </text:span><text:span text:style-name="T29">agrupació per país, cerca del país en un altre document (com join de SQL), ’’desplegament’’ (</text:span><text:span text:style-name="T30">unwind</text:span><text:span text:style-name="T29"> crea documents nous, 1 amb cada element d’un array i tots els altres atributs), ordenació i sortida a una altra col·lection (es crea)</text:span></text:p>
      <text:p text:style-name="P24">db.cities.aggregate([</text:p>
      <text:p text:style-name="P24"><text:s text:c="4"/>{$group: {_id: "$country", qnt:{$sum: 1}}},</text:p>
      <text:p text:style-name="P24"><text:s text:c="4"/>{$lookup: { <text:s text:c="25"/>// <text:span text:style-name="T33">va a trobar les dades de país en una altra collection</text:span></text:p>
      <text:p text:style-name="P24"><text:s text:c="7"/>from: "countries", <text:s text:c="12"/>// <text:span text:style-name="T33">les posa en un array perquè no sap quants n’hi haurà</text:span></text:p>
      <text:p text:style-name="P24"><text:s text:c="7"/>localField: "_id",</text:p>
      <text:p text:style-name="P24"><text:s text:c="7"/>foreignField: "cca2",</text:p>
      <text:p text:style-name="P24"><text:s text:c="7"/>as: "pais"</text:p>
      <text:p text:style-name="P24"><text:s text:c="4"/>}},</text:p>
      <text:p text:style-name="P24"><text:s text:c="4"/>{$unwind: "$pais"}, <text:s text:c="11"/>// <text:span text:style-name="T33">sabem que tots els arrays seran d’una posició</text:span></text:p>
      <text:p text:style-name="P24"><text:s text:c="4"/>{$sort: {qnt: -1, _id:1}},</text:p>
      <text:p text:style-name="P24"><text:s text:c="4"/>{$out: "prova"}<text:tab/><text:tab/> // <text:span text:style-name="T33">ho «exportem» a una nova collection</text:span></text:p>
      <text:p text:style-name="P22"><text:span text:style-name="T9"><text:s text:c="4"/>]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Arial" fo:font-family="Arial" style:font-family-generic="swis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21">
      <number:year number:style="long"/>
    </number:date-style>
    <number:date-style style:name="N10104" number:language="ca" number:country="E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ula15" style:family="table">
      <style:table-properties style:width="17.002cm" fo:margin-left="0cm" table:align="left" style:writing-mode="lr-tb"/>
    </style:style>
    <style:style style:name="Taula15.A" style:family="table-column">
      <style:table-column-properties style:column-width="8.996cm"/>
    </style:style>
    <style:style style:name="Taula15.B" style:family="table-column">
      <style:table-column-properties style:column-width="8.006cm"/>
    </style:style>
    <style:style style:name="Taula15.1" style:family="table-row">
      <style:table-row-properties style:min-row-height="1.011cm" fo:keep-together="auto"/>
    </style:style>
    <style:style style:name="Taula15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Footnote">
      <style:paragraph-properties fo:padding="0cm" fo:border="none" style:snap-to-layout-grid="false"/>
      <style:text-properties officeooo:paragraph-rsid="002e1fcc"/>
    </style:style>
    <style:style style:name="MP2" style:family="paragraph" style:parent-style-name="Footnote">
      <style:paragraph-properties fo:padding="0cm" fo:border="none"/>
      <style:text-properties fo:font-size="8pt" officeooo:paragraph-rsid="002e1fcc" style:font-size-asian="8pt" style:font-size-complex="8pt"/>
    </style:style>
    <style:style style:name="MP3" style:family="paragraph" style:parent-style-name="Footnote">
      <style:paragraph-properties fo:text-align="end" style:justify-single-word="false" fo:padding="0cm" fo:border="none" style:snap-to-layout-grid="false"/>
      <style:text-properties officeooo:paragraph-rsid="002e1fcc"/>
    </style:style>
    <style:style style:name="MP4" style:family="paragraph" style:parent-style-name="Standard">
      <style:paragraph-properties fo:text-align="end" style:justify-single-word="false"/>
      <style:text-properties officeooo:paragraph-rsid="002e1fcc"/>
    </style:style>
    <style:style style:name="MP5" style:family="paragraph" style:parent-style-name="Standard">
      <style:paragraph-properties fo:text-align="end" style:justify-single-word="false"/>
      <style:text-properties fo:font-size="8pt" officeooo:paragraph-rsid="002e1fcc" style:font-size-asian="8pt" style:font-size-complex="8pt"/>
    </style:style>
    <style:style style:name="MP6" style:family="paragraph" style:parent-style-name="Standard">
      <style:text-properties officeooo:paragraph-rsid="002e1fcc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089cfd3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804cm" fo:margin-bottom="0.376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697cm" fo:margin-left="0cm" fo:margin-right="0cm" fo:margin-bottom="0.499cm" style:dynamic-spacing="false"/>
      </style:header-style>
      <style:footer-style>
        <style:header-footer-properties svg:height="2.247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date-style style:name="N34">
      <number:month number:style="long" number:textual="true"/>
    </number:date-style>
  </office:automatic-styles>
  <office:master-styles>
    <style:master-page style:name="Standard" style:page-layout-name="Mpm1" draw:style-name="Mdp1">
      <style:header>
        <text:p text:style-name="Header"><draw:frame draw:style-name="Mfr1" draw:name="Imagen 55" text:anchor-type="char" svg:x="-0.358cm" svg:y="-0.984cm" svg:width="6.72cm" svg:height="1.131cm" draw:z-index="1"><draw:image xlink:href="Pictures/10000000000002F20000007F241F027BA4879740.gif" xlink:type="simple" xlink:show="embed" xlink:actuate="onLoad" draw:mime-type="image/gif"/><draw:contour-polygon svg:width="748px" svg:height="118px" svg:viewBox="0 0 748 118" draw:points="0,0 0,118 748,118 748,0" draw:recreate-on-edit="false"/></draw:frame><draw:frame draw:style-name="Mfr2" draw:name="Google Shape;124;p14" text:anchor-type="char" svg:x="13.055cm" svg:y="-0.859cm" svg:width="4.076cm" svg:height="0.988cm" draw:z-index="0"><draw:image xlink:href="Pictures/10000001000001B700000071E6A4831387C6A5D3.png" xlink:type="simple" xlink:show="embed" xlink:actuate="onLoad" draw:mime-type="image/png"/></draw:frame></text:p>
      </style:header>
      <style:footer>
        <table:table table:name="Taula15" table:style-name="Taula15">
          <table:table-column table:style-name="Taula15.A"/>
          <table:table-column table:style-name="Taula15.B"/>
          <table:table-row table:style-name="Taula15.1">
            <table:table-cell table:style-name="Taula15.A1" office:value-type="string">
              <text:p text:style-name="MP1"><text:span text:style-name="MT1">Nom arxiu: </text:span><text:span text:style-name="MT1"><text:file-name text:display="name-and-extension">ED2DAM_ACT_2223_M6_UF3_Aggregate_Exemples.odt</text:file-name></text:span></text:p>
              <text:p text:style-name="MP2">Elaborat: <text:s/><text:span text:style-name="MT2">Miquel Altayó</text:span></text:p>
            </table:table-cell>
            <table:table-cell table:style-name="Taula15.A1" office:value-type="string">
              <text:p text:style-name="MP3"><text:span text:style-name="MT1">Data: </text:span><text:span text:style-name="MT1"><text:date style:data-style-name="N34" text:date-value="2022-12-06T17:08:50.305628129">desembre</text:date></text:span><text:span text:style-name="MT1"><text:s/></text:span><text:span text:style-name="MT1"><text:date style:data-style-name="N121" text:date-value="2022-12-06T17:08:50.305748828">2022</text:date></text:span></text:p>
              <text:p text:style-name="MP4"><text:span text:style-name="MT1">Pàg. </text:span><text:span text:style-name="MT1"><text:page-number text:select-page="current">1</text:page-number></text:span><text:span text:style-name="MT1"><text:s/>de </text:span><text:span text:style-name="MT1"><text:page-count style:num-format="1">1</text:page-count></text:span></text:p>
              <text:p text:style-name="MP5">Aquest document pot quedat obsolet una vegada imprès.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q </meta:initial-creator>
    <meta:creation-date>2014-09-24T09:05:51.882548463</meta:creation-date>
    <dc:date>2022-12-06T17:08:50.003891266</dc:date>
    <meta:editing-duration>PT15H47M56S</meta:editing-duration>
    <meta:editing-cycles>104</meta:editing-cycles>
    <meta:generator>LibreOffice/7.3.7.2$Linux_X86_64 LibreOffice_project/30$Build-2</meta:generator>
    <meta:document-statistic meta:table-count="2" meta:image-count="2" meta:object-count="0" meta:page-count="1" meta:paragraph-count="39" meta:word-count="365" meta:character-count="2326" meta:non-whitespace-character-count="1866"/>
  </office:meta>
</office:document-meta>
</file>